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center" draw:textarea-vertical-align="middle"/>
    </style:style>
    <style:style style:name="gr5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2.667cm" svg:height="2.667cm" svg:x="5.715cm" svg:y="2.2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2" draw:layer="layout" svg:width="2.667cm" svg:height="2.667cm" svg:x="5.715cm" svg:y="6.096cm">
          <text:p/>
          <draw:enhanced-geometry svg:viewBox="0 0 21600 21600" draw:glue-points="10800 0 0 8260 4230 21600 10800 21600 17370 21600 21600 8260" draw:text-areas="4230 5080 17370 21600" draw:mirror-vertical="false" draw:mirror-horizontal="false" draw:type="pentagon" draw:enhanced-path="M 10800 0 L 0 8260 4230 21600 17370 21600 21600 8260 10800 0 Z N"/>
        </draw:custom-shape>
        <draw:custom-shape draw:style-name="gr3" draw:text-style-name="P1" draw:id="id7" draw:layer="layout" svg:width="2.667cm" svg:height="1.143cm" svg:x="9.144cm" svg:y="4.57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048cm" svg:y1="4.953cm" svg:x2="7.047cm" svg:y2="6.096cm" draw:start-shape="id1" draw:end-shape="id2" draw:end-glue-point="4">
          <text:p/>
        </draw:connector>
        <draw:custom-shape draw:style-name="gr5" draw:text-style-name="P1" draw:id="id4" draw:layer="layout" svg:width="2.667cm" svg:height="1.143cm" svg:x="4.191cm" svg:y="9.9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id="id3" draw:layer="layout" svg:width="2.667cm" svg:height="1.143cm" svg:x="0.762cm" svg:y="9.90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715cm" svg:y1="7.115cm" svg:x2="2.095cm" svg:y2="9.906cm" draw:start-shape="id2" draw:start-glue-point="5" draw:end-shape="id3" draw:end-glue-point="0">
          <text:p/>
        </draw:connector>
        <draw:custom-shape draw:style-name="gr7" draw:text-style-name="P1" draw:id="id5" draw:layer="layout" svg:width="2.667cm" svg:height="1.143cm" svg:x="7.62cm" svg:y="9.90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236cm" svg:y1="8.761cm" svg:x2="5.524cm" svg:y2="9.906cm" draw:start-shape="id2" draw:start-glue-point="6" draw:end-shape="id4" draw:end-glue-point="0">
          <text:p/>
        </draw:connector>
        <draw:connector draw:style-name="gr4" draw:text-style-name="P1" draw:layer="layout" svg:x1="7.859cm" svg:y1="8.761cm" svg:x2="8.953cm" svg:y2="9.906cm" draw:start-shape="id2" draw:start-glue-point="8" draw:end-shape="id5" draw:end-glue-point="0">
          <text:p/>
        </draw:connector>
        <draw:custom-shape draw:style-name="gr8" draw:text-style-name="P1" draw:id="id6" draw:layer="layout" svg:width="2.667cm" svg:height="1.143cm" svg:x="5.715cm" svg:y="0.381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7.048cm" svg:y1="1.524cm" svg:x2="7.047cm" svg:y2="2.286cm" draw:start-shape="id6" draw:start-glue-point="2" draw:end-shape="id1" draw:end-glue-point="4">
          <text:p/>
        </draw:connector>
        <draw:connector draw:style-name="gr9" draw:text-style-name="P1" draw:layer="layout" svg:x1="8.38cm" svg:y1="3.618cm" svg:x2="10.477cm" svg:y2="4.572cm" draw:start-shape="id1" draw:start-glue-point="7" draw:end-shape="id7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Antonio Cuni</meta:initial-creator>
    <meta:creation-date>2009-06-29T01:17:39</meta:creation-date>
    <dc:creator>Antonio Cuni</dc:creator>
    <dc:date>2009-06-29T16:24:23</dc:date>
    <dc:language>it-IT</dc:language>
    <meta:editing-cycles>6</meta:editing-cycles>
    <meta:editing-duration>PT35M35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